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7d7" officeooo:paragraph-rsid="001b8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s web server diary</text:p>
      <text:p text:style-name="P1"/>
      <text:p text:style-name="P1">Difficulty with correctly sending the contents of the buffer to the cli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0:20:42.199932950</meta:creation-date>
    <dc:date>2017-10-23T00:22:18.627854338</dc:date>
    <meta:editing-duration>P0D</meta:editing-duration>
    <meta:editing-cycles>1</meta:editing-cycles>
    <meta:document-statistic meta:table-count="0" meta:image-count="0" meta:object-count="0" meta:page-count="1" meta:paragraph-count="2" meta:word-count="16" meta:character-count="101" meta:non-whitespace-character-count="86"/>
    <meta:generator>LibreOffice/4.2.8.2$Linux_X86_64 LibreOffice_project/420m0$Build-2</meta:generator>
  </office:meta>
</office:document-meta>
</file>